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999cm" svg:height="6.743cm" svg:x="2cm" svg:y="2.125cm" svg:viewBox="0 0 6000 6744" svg:d="M2856 5983c1138 61 2618-907 2531-2408-88-1502-863-3032-2263-2836s-2350 1276-2502 3003c-153 1727 1097 2180 2234 2241zM5997 3161c80 1857-1168 3409-3148 3569-1980 159-2975-1073-2836-2988 138-1915 1489-3543 3211-3727 1721-183 2693 1290 2773 3146z">
          <text:p/>
        </draw:path>
        <draw:path draw:style-name="gr2" draw:text-style-name="P1" draw:layer="layout" svg:width="1.141cm" svg:height="3.156cm" draw:transform="rotate (-1.57515964992488) translate (6.71287155527411cm 0.712573002704505cm)" svg:viewBox="0 0 1142 3157" svg:d="M1106 2817c-448-492-288-814-150-1177 137-364 390-1003-115-1615-91-100-766 123-657 275 332 367 140 647-63 1171s-190 995 346 1648c130 157 704-219 639-302z">
          <text:p/>
        </draw:path>
        <draw:path draw:style-name="gr2" draw:text-style-name="P1" draw:layer="layout" svg:width="0.903cm" svg:height="0.661cm" draw:transform="skewX (0.00122173047639602) rotate (-2.15687788961459) translate (7.10564014322721cm 0.980688890543102cm)" svg:viewBox="0 0 904 662" svg:d="M527 644c137-64 329-219 367-367 35-139-27-185-184-243-156-57-352-32-459-3-277 72-309 187-173 370 136 181 314 308 449 243z">
          <text:p/>
        </draw:path>
        <draw:path draw:style-name="gr2" draw:text-style-name="P1" draw:layer="layout" svg:width="0.902cm" svg:height="0.661cm" draw:transform="rotate (-2.15687788961459) translate (4.3607911453987cm 1.2006281084625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19:22:40.704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4"/>
  </office:meta>
</office:document-meta>
</file>